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053cm" fo:margin-left="0.026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7.0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4" style:family="table-row">
      <style:table-row-properties style:min-row-height="0.136cm" fo:keep-together="auto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48f18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73b64"/>
    </style:style>
    <style:style style:name="P7" style:family="paragraph" style:parent-style-name="LO-Normal">
      <style:text-properties officeooo:paragraph-rsid="001e4505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48f18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73b64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7b37" officeooo:paragraph-rsid="00277b37"/>
    </style:style>
    <style:style style:name="P11" style:family="paragraph" style:parent-style-name="LO-Normal">
      <style:text-properties officeooo:paragraph-rsid="00277c3e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paragraph-rsid="00277c3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277c3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277c3e"/>
    </style:style>
    <style:style style:name="P23" style:family="paragraph" style:parent-style-name="CabecalhoTabela">
      <style:paragraph-properties style:snap-to-layout-grid="false"/>
      <style:text-properties officeooo:paragraph-rsid="00277c3e"/>
    </style:style>
    <style:style style:name="P24" style:family="paragraph" style:parent-style-name="Standard">
      <style:text-properties officeooo:paragraph-rsid="00277c3e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277c3e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2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277c3e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277c3e"/>
    </style:style>
    <style:style style:name="P31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277c3e" fo:hyphenate="false" fo:hyphenation-remain-char-count="2" fo:hyphenation-push-char-count="2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fo:font-weight="normal" officeooo:rsid="00277b37" style:font-weight-asian="normal"/>
    </style:style>
    <style:style style:name="T6" style:family="text">
      <style:text-properties style:font-name-asian="Arial"/>
    </style:style>
    <style:style style:name="T7" style:family="text">
      <style:text-properties officeooo:rsid="0013b8fc" style:font-name-asian="Arial"/>
    </style:style>
    <style:style style:name="T8" style:family="text">
      <style:text-properties officeooo:rsid="0012a527" style:font-name-asian="Arial"/>
    </style:style>
    <style:style style:name="T9" style:family="text">
      <style:text-properties officeooo:rsid="001e4505"/>
    </style:style>
    <style:style style:name="T10" style:family="text">
      <style:text-properties officeooo:rsid="0012a527"/>
    </style:style>
    <style:style style:name="T11" style:family="text">
      <style:text-properties officeooo:rsid="001792a5"/>
    </style:style>
    <style:style style:name="T12" style:family="text">
      <style:text-properties officeooo:rsid="001f69f0"/>
    </style:style>
    <style:style style:name="T13" style:family="text">
      <style:text-properties fo:font-size="11pt" fo:font-weight="normal" style:font-size-asian="11pt" style:font-weight-asian="normal" style:font-size-complex="11pt"/>
    </style:style>
    <style:style style:name="T14" style:family="text">
      <style:text-properties fo:font-size="11pt" fo:font-weight="normal" officeooo:rsid="001f69f0" style:font-size-asian="11pt" style:font-weight-asian="normal" style:font-size-complex="11pt"/>
    </style:style>
    <style:style style:name="T15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20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2" style:family="text">
      <style:text-properties officeooo:rsid="0020d22e"/>
    </style:style>
    <style:style style:name="T23" style:family="text">
      <style:text-properties officeooo:rsid="0023ab04"/>
    </style:style>
    <style:style style:name="T24" style:family="text">
      <style:text-properties officeooo:rsid="00273b64"/>
    </style:style>
    <style:style style:name="T25" style:family="text">
      <style:text-properties officeooo:rsid="00277b37"/>
    </style:style>
    <style:style style:name="T26" style:family="text">
      <style:text-properties officeooo:rsid="00277c3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">GRH</text:span> – Gestão de <text:span text:style-name="T9">Pessoas</text:span></text:p>
      <text:p text:style-name="P12"/>
      <text:p text:style-name="P13">Documento de Especificação de Caso de Uso</text:p>
      <text:p text:style-name="P13"/>
      <text:p text:style-name="P13">UC0<text:span text:style-name="T9">8</text:span> – <text:span text:style-name="T12">Visualizar Frequência</text:span></text:p>
      <text:p text:style-name="P14"/>
      <text:p text:style-name="P14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3">Data</text:p>
          </table:table-cell>
          <table:table-cell table:style-name="Tabela2.A1" office:value-type="string">
            <text:p text:style-name="P23">Versão</text:p>
          </table:table-cell>
          <table:table-cell table:style-name="Tabela2.A1" office:value-type="string">
            <text:p text:style-name="P23">Responsável</text:p>
          </table:table-cell>
          <table:table-cell table:style-name="Tabela2.D1" office:value-type="string">
            <text:p text:style-name="P23">Alteração</text:p>
          </table:table-cell>
        </table:table-row>
        <table:table-row table:style-name="Tabela2.1">
          <table:table-cell table:style-name="Tabela2.A1" office:value-type="string">
            <text:p text:style-name="P20"><text:span text:style-name="T10">01</text:span>/0<text:span text:style-name="T10">4</text:span>/201<text:span text:style-name="T10">5</text:span></text:p>
          </table:table-cell>
          <table:table-cell table:style-name="Tabela2.A1" office:value-type="string">
            <text:p text:style-name="P20">1.0</text:p>
          </table:table-cell>
          <table:table-cell table:style-name="Tabela2.A1" office:value-type="string">
            <text:p text:style-name="P22">Jeffeson da Silva Barbosa</text:p>
          </table:table-cell>
          <table:table-cell table:style-name="Tabela2.D1" office:value-type="string">
            <text:p text:style-name="P29">Criação<text:span text:style-name="Fonte_20_parág._20_padrão"><text:span text:style-name="T6"> </text:span></text:span>do<text:span text:style-name="Fonte_20_parág._20_padrão"><text:span text:style-name="T6"> </text:span></text:span>documento</text:p>
          </table:table-cell>
        </table:table-row>
        <table:table-row table:style-name="Tabela2.1">
          <table:table-cell table:style-name="Tabela2.A3" office:value-type="string">
            <text:p text:style-name="P20"><text:span text:style-name="T11">06</text:span>/0<text:span text:style-name="T11">4</text:span>/201<text:span text:style-name="T11">5</text:span></text:p>
          </table:table-cell>
          <table:table-cell table:style-name="Tabela2.A3" office:value-type="string">
            <text:p text:style-name="P20">1.1</text:p>
          </table:table-cell>
          <table:table-cell table:style-name="Tabela2.A3" office:value-type="string">
            <text:p text:style-name="P22">Jeffeson da Silva Barbosa</text:p>
          </table:table-cell>
          <table:table-cell table:style-name="Tabela2.D3" office:value-type="string">
            <text:p text:style-name="P30">Definição do fluxo alternativo e pré-condições</text:p>
          </table:table-cell>
        </table:table-row>
        <table:table-row table:style-name="Tabela2.4">
          <table:table-cell table:style-name="Tabela2.A3" office:value-type="string">
            <text:p text:style-name="P21">28/04/2015</text:p>
          </table:table-cell>
          <table:table-cell table:style-name="Tabela2.A3" office:value-type="string">
            <text:p text:style-name="P21">2.0</text:p>
          </table:table-cell>
          <table:table-cell table:style-name="Tabela2.A3" office:value-type="string">
            <text:p text:style-name="P21">Beatriz Brito do Rêgo</text:p>
          </table:table-cell>
          <table:table-cell table:style-name="Tabela2.D3" office:value-type="string">
            <text:p text:style-name="P31">Atualização do documento</text:p>
          </table:table-cell>
        </table:table-row>
        <table:table-row table:style-name="Tabela2.4">
          <table:table-cell table:style-name="Tabela2.A3" office:value-type="string">
            <text:p text:style-name="P21">25/09/2015</text:p>
          </table:table-cell>
          <table:table-cell table:style-name="Tabela2.A3" office:value-type="string">
            <text:p text:style-name="P21">2.1</text:p>
          </table:table-cell>
          <table:table-cell table:style-name="Tabela2.A3" office:value-type="string">
            <text:p text:style-name="P21">Rayson Santos <text:span text:style-name="T26">L</text:span>ima</text:p>
          </table:table-cell>
          <table:table-cell table:style-name="Tabela2.D3" office:value-type="string">
            <text:p text:style-name="P31">Alteração do Fluxo</text:p>
          </table:table-cell>
        </table:table-row>
      </table:table>
      <text:p text:style-name="P24"/>
      <text:p text:style-name="P24"/>
      <text:section text:style-name="Sect1" text:name="Seção1">
        <text:list xml:id="list7915734333907887851" text:style-name="WW8Num2">
          <text:list-item>
            <text:h text:style-name="P25" text:outline-level="1"><text:bookmark-start text:name="_Ref439573339"/><text:bookmark-start text:name="_Ref418497390"/>CASOS DE USO: <text:span text:style-name="T12">VISUALIZAR FREQUÊNCIA</text:span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  <text:list>
              <text:list-item>
                <text:h text:style-name="P26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19"><text:span text:style-name="Fonte_20_parág._20_padrão3"><text:span text:style-name="T6">Este</text:span></text:span><text:span text:style-name="Fonte_20_parág._20_padrão"><text:span text:style-name="T6"> </text:span></text:span><text:span text:style-name="Fonte_20_parág._20_padrão3"><text:span text:style-name="T6">caso</text:span></text:span><text:span text:style-name="Fonte_20_parág._20_padrão"><text:span text:style-name="T6"> </text:span></text:span><text:span text:style-name="Fonte_20_parág._20_padrão3"><text:span text:style-name="T6">de</text:span></text:span><text:span text:style-name="Fonte_20_parág._20_padrão"><text:span text:style-name="T6"> </text:span></text:span><text:span text:style-name="Fonte_20_parág._20_padrão3"><text:span text:style-name="T6">uso</text:span></text:span><text:span text:style-name="Fonte_20_parág._20_padrão"><text:span text:style-name="T6"> descreve o processo em que os atores </text:span></text:span><text:span text:style-name="Fonte_20_parág._20_padrão"><text:span text:style-name="T7">emitem</text:span></text:span><text:span text:style-name="Fonte_20_parág._20_padrão"><text:span text:style-name="T6"> a </text:span></text:span><text:span text:style-name="Fonte_20_parág._20_padrão"><text:span text:style-name="T7">lista de </text:span></text:span><text:span text:style-name="Fonte_20_parág._20_padrão"><text:span text:style-name="T8">frequência dos estagiários cadastrados no sistema.</text:span></text:span></text:p>
        <text:list xml:id="list95054520155315" text:continue-numbering="true" text:style-name="WW8Num2">
          <text:list-item>
            <text:list>
              <text:list-item>
                <text:h text:style-name="P2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7"><text:bookmark-start text:name="_Ref88992566"/>O ator envolvido é o <text:span text:style-name="T9">Coordenador(a)</text:span></text:p>
        <text:list xml:id="list95054775924734" text:continue-numbering="true" text:style-name="WW8Num2">
          <text:list-item>
            <text:list>
              <text:list-item>
                <text:h text:style-name="P28" text:outline-level="2"><text:span text:style-name="T3">F</text:span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3">Coordenador seleciona turma</text:span></text:p>
        <text:p text:style-name="P2">2.<text:tab/>Sistema <text:span text:style-name="T24">mostra as informações da turma</text:span></text:p>
        <text:p text:style-name="P6">3.<text:tab/><text:span text:style-name="T9">Coordenador seleciona turma</text:span></text:p>
        <text:p text:style-name="P9">4.<text:tab/>Coordenador seleciona <text:span text:style-name="T24">opção frequência da turma</text:span></text:p>
        <text:p text:style-name="P8"><text:span text:style-name="T24">5</text:span>.<text:tab/>Coordenador seleciona <text:span text:style-name="T24">data</text:span> que deseja gerar a frequência</text:p>
        <text:p text:style-name="P9"><text:span text:style-name="T24">6</text:span>.<text:tab/>Sistema <text:span text:style-name="T22">retorna as frequências da data selecionada exibindo a lista em ordem alfabética pelo nome dos estagiários, </text:span>observação e status <text:span text:style-name="T25">da frequência </text:span></text:p>
        <text:list xml:id="list95054633337839" text:continue-numbering="true" text:style-name="WW8Num2">
          <text:list-item>
            <text:list>
              <text:list-item>
                <text:h text:style-name="P27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3">Fluxos</text:span><text:span text:style-name="Fonte_20_parág._20_padrão3"><text:span text:style-name="T2"> </text:span></text:span><text:span text:style-name="T3">Alternativos</text:span><text:span text:style-name="T5">( Passo 4)</text:span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5">1.<text:tab/><text:span text:style-name="T23">Coordenador seleciona opção de frequência do estagiário </text:span></text:p>
        <text:p text:style-name="P10">2. <text:tab/>Sistema retorna lista de frequências ordenadas por data</text:p>
        <text:p text:style-name="P10"><text:soft-page-break/>3. <text:tab/>Sistema mostra as observações e o status da frequência</text:p>
        <text:p text:style-name="P4"><text:span text:style-name="T25">4</text:span>.<text:tab/><text:span text:style-name="T23">Sistema mostra a consolidação dos dias trabalhados, total de faltas, porcentagem de frequência;</text:span></text:p>
        <text:p text:style-name="P3"/>
        <text:p text:style-name="P15"><text:span text:style-name="T4">1.5<text:tab/></text:span><text:span text:style-name="T14">Fluxos de Exceção</text:span></text:p>
        <text:p text:style-name="P18"><text:tab/>Não se aplica</text:p>
        <text:p text:style-name="P18"/>
        <text:p text:style-name="P16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3">1.</text:span><text:span text:style-name="T13">6<text:tab/>Pré-Condições</text:span></text:p>
        <text:p text:style-name="P17"><text:span text:style-name="T3"><text:tab/></text:span><text:span text:style-name="T15">Usuário</text:span><text:span text:style-name="Fonte_20_parág._20_padrão"><text:span text:style-name="T16"> </text:span></text:span><text:span text:style-name="T15">Autenticado</text:span><text:span text:style-name="Fonte_20_parág._20_padrão"><text:span text:style-name="T16"> </text:span></text:span></text:p>
        <text:p text:style-name="P17"><text:span text:style-name="Fonte_20_parág._20_padrão"><text:span text:style-name="T18"><text:tab/>Para que o caso de uso seja iniciado é necessário que o </text:span></text:span><text:span text:style-name="Fonte_20_parág._20_padrão"><text:span text:style-name="T19">ator</text:span></text:span><text:span text:style-name="Fonte_20_parág._20_padrão"><text:span text:style-name="T18"> esteja autenticado no sistema e <text:tab/>possua permissão de acesso a esta funcionalidade.</text:span></text:span></text:p>
        <text:p text:style-name="P17"/>
        <text:p text:style-name="P17"><text:span text:style-name="Fonte_20_parág._20_padrão"><text:span text:style-name="T18">1.7<text:tab/></text:span></text:span><text:span text:style-name="Fonte_20_parág._20_padrão"><text:span text:style-name="T20">Pós-Condições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16">Usuário Autenticado </text:span></text:span></text:p>
        <text:p text:style-name="P17"><text:span text:style-name="Fonte_20_parág._20_padrão"><text:span text:style-name="T16"><text:tab/>Para que o caso de uso seja iniciado é necessário que o </text:span></text:span><text:span text:style-name="Fonte_20_parág._20_padrão"><text:span text:style-name="T17">ator</text:span></text:span><text:span text:style-name="Fonte_20_parág._20_padrão"><text:span text:style-name="T16"> esteja autenticado no <text:tab/>sistema e possua permissão de acesso a esta funcionalidade.</text:span></text:span></text:p>
        <text:p text:style-name="P17"/>
        <text:p text:style-name="P17"><text:span text:style-name="Fonte_20_parág._20_padrão"><text:span text:style-name="T21">2<text:tab/>RELACIONAMENTO COM OUTROS CASOS DE USO</text:span></text:span></text:p>
        <text:p text:style-name="P17"><text:span text:style-name="Fonte_20_parág._20_padrão"><text:span text:style-name="T21"/></text:span></text:p>
        <text:p text:style-name="P17"><text:span text:style-name="Fonte_20_parág._20_padrão"><text:span text:style-name="T18">Relacionamento com o Caso de Uso UC09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18">2.1.1<text:tab/></text:span></text:span><text:span text:style-name="Fonte_20_parág._20_padrão"><text:span text:style-name="T20">Pontos de Inclusão</text:span></text:span></text:p>
        <text:p text:style-name="P17"><text:span text:style-name="Fonte_20_parág._20_padrão"><text:span text:style-name="T18"><text:tab/>Não se aplica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20">2.1.2<text:tab/>Pontos de Extensão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18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09:50:52.597972783</dc:date>
    <meta:print-date>2007-05-07T23:41:00</meta:print-date>
    <meta:editing-cycles>15</meta:editing-cycles>
    <meta:editing-duration>PT1H1M52S</meta:editing-duration>
    <meta:generator>LibreOffice/4.2.7.2$Linux_X86_64 LibreOffice_project/420m0$Build-2</meta:generator>
    <meta:document-statistic meta:table-count="1" meta:image-count="2" meta:object-count="0" meta:page-count="2" meta:paragraph-count="55" meta:word-count="291" meta:character-count="1840" meta:non-whitespace-character-count="159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